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0FA000000B5591E7AE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svg:font-family="Courier" style:font-family-generic="roman" style:font-pitch="fixed"/>
    <style:font-face style:name="Arial" svg:font-family="Arial" style:font-pitch="variable"/>
    <style:font-face style:name="Arial1" svg:font-family="Arial" style:font-adornments="Bold" style:font-pitch="variabl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adornments="Standard" style:font-family-generic="roman" style:font-pitch="variable"/>
    <style:font-face style:name="Arial2" svg:font-family="Arial" style:font-family-generic="swiss" style:font-pitch="variable"/>
  </office:font-face-decls>
  <office:automatic-styles>
    <style:style style:name="Tabelle1" style:family="table">
      <style:table-properties table:align="margins"/>
    </style:style>
    <style:style style:name="Tabelle1.A" style:family="table-column">
      <style:table-column-properties style:rel-column-width="32767*"/>
    </style:style>
    <style:style style:name="Tabelle1.B" style:family="table-column">
      <style:table-column-properties style:rel-column-width="32768*"/>
    </style:style>
    <style:style style:name="Tabelle1.A1" style:family="table-cell">
      <style:table-cell-properties style:border-line-width-left="0.002cm 0.035cm 0.002cm" style:border-line-width-top="0.002cm 0.035cm 0.002cm" style:border-line-width-bottom="0.002cm 0.035cm 0.002cm" fo:padding="0.097cm" fo:border-left="0.039cm double #000000" fo:border-right="none" fo:border-top="0.039cm double #000000" fo:border-bottom="0.039cm double #000000"/>
    </style:style>
    <style:style style:name="Tabelle1.B1" style:family="table-cell">
      <style:table-cell-properties style:border-line-width="0.002cm 0.035cm 0.002cm" fo:padding="0.097cm" fo:border="0.039cm double #000000"/>
    </style:style>
    <style:style style:name="Tabelle1.A2" style:family="table-cell">
      <style:table-cell-properties style:border-line-width-left="0.002cm 0.035cm 0.002cm" style:border-line-width-bottom="0.002cm 0.035cm 0.002cm" fo:padding="0.097cm" fo:border-left="0.039cm double #000000" fo:border-right="none" fo:border-top="none" fo:border-bottom="0.039cm double #000000"/>
    </style:style>
    <style:style style:name="Tabelle1.B2" style:family="table-cell">
      <style:table-cell-properties style:border-line-width-left="0.002cm 0.035cm 0.002cm" style:border-line-width-right="0.002cm 0.035cm 0.002cm" style:border-line-width-bottom="0.002cm 0.035cm 0.002cm" fo:padding="0.097cm" fo:border-left="0.039cm double #000000" fo:border-right="0.039cm double #000000" fo:border-top="none" fo:border-bottom="0.039cm double #000000"/>
    </style:style>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Headline_20_1">
      <style:text-properties fo:language="de" fo:country="DE"/>
    </style:style>
    <style:style style:name="P3" style:family="paragraph" style:parent-style-name="Absatz_20_mit_20_Initial">
      <style:text-properties fo:language="de" fo:country="DE"/>
    </style:style>
    <style:style style:name="P4" style:family="paragraph" style:parent-style-name="Headline_20_1">
      <style:text-properties fo:language="en" fo:country="GB"/>
    </style:style>
    <style:style style:name="P5" style:family="paragraph" style:parent-style-name="Headline_20_1">
      <style:text-properties fo:language="fr" fo:country="FR"/>
    </style:style>
    <style:style style:name="P6" style:family="paragraph" style:parent-style-name="Headline_20_1">
      <style:text-properties fo:language="it" fo:country="IT"/>
    </style:style>
    <style:style style:name="P7" style:family="paragraph" style:parent-style-name="Headline_20_1">
      <style:paragraph-properties fo:break-before="page"/>
      <style:text-properties fo:language="es" fo:country="ES"/>
    </style:style>
    <style:style style:name="P8" style:family="paragraph" style:parent-style-name="Headline_20_1">
      <style:text-properties fo:language="ca" fo:country="ES"/>
    </style:style>
    <style:style style:name="P9" style:family="paragraph" style:parent-style-name="Absatz_20_mit_20_Initial">
      <style:text-properties fo:language="nl" fo:country="NL"/>
    </style:style>
    <style:style style:name="P10" style:family="paragraph" style:parent-style-name="Headline_20_1">
      <style:text-properties fo:language="nl" fo:country="NL"/>
    </style:style>
    <style:style style:name="P11" style:family="paragraph" style:parent-style-name="Headline_20_1">
      <style:text-properties fo:language="da" fo:country="DK"/>
    </style:style>
    <style:style style:name="P12" style:family="paragraph" style:parent-style-name="Headline_20_1">
      <style:text-properties fo:language="sv" fo:country="SE"/>
    </style:style>
    <style:style style:name="P13" style:family="paragraph" style:parent-style-name="Headline_20_1">
      <style:text-properties fo:language="nn" fo:country="NO"/>
    </style:style>
    <style:style style:name="P14" style:family="paragraph" style:parent-style-name="Absatz_20_norwegisch_20_mit_20_Initial">
      <style:text-properties fo:language="nn" fo:country="NO"/>
    </style:style>
    <style:style style:name="P15" style:family="paragraph" style:parent-style-name="Headline_20_1">
      <style:text-properties fo:language="pt" fo:country="PT"/>
    </style:style>
    <style:style style:name="P16" style:family="paragraph" style:parent-style-name="Absatz_20_portugiesisch_20_mit_20_Initial">
      <style:text-properties fo:language="pt" fo:country="PT"/>
    </style:style>
    <style:style style:name="P17" style:family="paragraph" style:parent-style-name="Headline_20_1">
      <style:text-properties fo:language="en" fo:country="US"/>
    </style:style>
    <style:style style:name="P18" style:family="paragraph" style:parent-style-name="Absatz_20_mit_20_Initial">
      <style:text-properties fo:language="en" fo:country="US"/>
    </style:style>
    <style:style style:name="P19" style:family="paragraph" style:parent-style-name="Standard">
      <style:paragraph-properties fo:text-align="center" style:justify-single-word="false">
        <style:tab-stops>
          <style:tab-stop style:position="2.963cm"/>
        </style:tab-stops>
      </style:paragraph-properties>
      <style:text-properties fo:font-size="20pt" fo:language="en" fo:country="US" fo:font-weight="bold"/>
    </style:style>
    <style:style style:name="P20" style:family="paragraph" style:parent-style-name="Standard">
      <style:paragraph-properties fo:text-align="center" style:justify-single-word="false">
        <style:tab-stops>
          <style:tab-stop style:position="2.963cm"/>
        </style:tab-stops>
      </style:paragraph-properties>
      <style:text-properties fo:font-size="12pt" fo:language="en" fo:country="US"/>
    </style:style>
    <style:style style:name="P21" style:family="paragraph" style:parent-style-name="Standard">
      <style:paragraph-properties fo:text-align="center" style:justify-single-word="false">
        <style:tab-stops>
          <style:tab-stop style:position="2.963cm"/>
        </style:tab-stops>
      </style:paragraph-properties>
      <style:text-properties fo:language="en" fo:country="US"/>
    </style:style>
    <style:style style:name="P22" style:family="paragraph" style:parent-style-name="Standard">
      <style:paragraph-properties fo:text-align="center" style:justify-single-word="false">
        <style:tab-stops>
          <style:tab-stop style:position="2.963cm"/>
        </style:tab-stops>
      </style:paragraph-properties>
      <style:text-properties fo:language="en" fo:country="US" fo:font-weight="bold"/>
    </style:style>
    <style:style style:name="P23" style:family="paragraph" style:parent-style-name="Standard">
      <style:paragraph-properties fo:text-align="center" style:justify-single-word="false">
        <style:tab-stops>
          <style:tab-stop style:position="2.963cm"/>
        </style:tab-stops>
      </style:paragraph-properties>
      <style:text-properties fo:font-size="12pt" fo:language="en" fo:country="US" fo:font-weight="bold"/>
    </style:style>
    <style:style style:name="P24" style:family="paragraph" style:parent-style-name="Einzug_20_negativ">
      <style:text-properties fo:color="#ff0000"/>
    </style:style>
    <style:style style:name="P25" style:family="paragraph" style:parent-style-name="Einzug_20_negativ">
      <style:text-properties fo:color="#000000"/>
    </style:style>
    <style:style style:name="T1" style:family="text">
      <style:text-properties style:font-name="StarSymbol"/>
    </style:style>
    <style:style style:name="T2" style:family="text">
      <style:text-properties fo:color="#0000ff"/>
    </style:style>
    <style:style style:name="T3" style:family="text">
      <style:text-properties fo:color="#ff0000"/>
    </style:style>
    <style:style style:name="T4" style:family="text">
      <style:text-properties fo:color="#00ae00"/>
    </style:style>
    <style:style style:name="T5" style:family="text">
      <style:text-properties fo:color="#000000"/>
    </style:style>
    <style:style style:name="T6" style:family="text">
      <style:text-properties fo:language="en" fo:country="GB"/>
    </style:style>
    <style:style style:name="T7" style:family="text">
      <style:text-properties fo:color="#0000ff" fo:language="en" fo:country="GB"/>
    </style:style>
    <style:style style:name="T8" style:family="text">
      <style:text-properties fo:language="none" fo:country="none"/>
    </style:style>
    <style:style style:name="T9" style:family="text">
      <style:text-properties fo:color="#ff0000" fo:language="en" fo:country="GB"/>
    </style:style>
    <style:style style:name="T10" style:family="text">
      <style:text-properties fo:language="en" fo:country="GB" fo:font-style="italic"/>
    </style:style>
    <style:style style:name="T11" style:family="text">
      <style:text-properties fo:color="#000000" fo:language="none" fo:country="none"/>
    </style:style>
    <style:style style:name="T12" style:family="text">
      <style:text-properties fo:color="#ff0000" fo:language="es" fo:country="ES"/>
    </style:style>
    <style:style style:name="T13" style:family="text">
      <style:text-properties fo:language="ca" fo:country="ES"/>
    </style:style>
    <style:style style:name="T14" style:family="text">
      <style:text-properties fo:color="#00ae00" fo:language="es" fo:country="ES"/>
    </style:style>
    <style:style style:name="T15" style:family="text">
      <style:text-properties fo:color="#00ae00" fo:language="en" fo:country="US"/>
    </style:style>
    <style:style style:name="T16" style:family="text">
      <style:text-properties fo:color="#00ae00" fo:language="fr" fo:country="FR"/>
    </style:style>
    <style:style style:name="T17" style:family="text">
      <style:text-properties style:text-position="8% 100%" style:font-name="StarSymbol"/>
    </style:style>
    <style:style style:name="T18" style:family="text">
      <style:text-properties style:font-name="Arial2"/>
    </style:style>
    <style:style style:name="T19" style:family="text">
      <style:text-properties fo:font-weight="bold"/>
    </style:style>
    <style:style style:name="Sect1" style:family="section">
      <style:section-properties style:editable="false">
        <style:columns fo:column-count="0" fo:column-gap="0cm"/>
      </style:section-properties>
    </style:style>
    <text:list-style style:name="L1">
      <text:list-level-style-number text:level="1" style:num-suffix=". " style:num-format="1"/>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line">Ausländische Texte</text:p>
      <text:table-of-content text:style-name="Sect1" text:protected="true" text:name="Table of Contents1">
        <text:table-of-content-source text:outline-level="5" text:use-index-marks="false" text:relative-tab-stop-position="false">
          <text:index-title-template text:style-name="Contents_20_Heading">Table of Contents</text:index-title-template>
          <text:table-of-content-entry-template text:outline-level="1" text:style-name="Contents_20_1">
            <text:index-entry-link-start/>
            <text:index-entry-text/>
            <text:index-entry-link-end/>
            <text:index-entry-tab-stop style:type="right" style:leader-char="."/>
            <text:index-entry-page-number/>
          </text:table-of-content-entry-template>
          <text:table-of-content-entry-template text:outline-level="2" text:style-name="Contents_20_2">
            <text:index-entry-text/>
            <text:index-entry-tab-stop style:type="left" style:position="0cm" style:leader-char=" "/>
            <text:index-entry-page-number/>
          </text:table-of-content-entry-template>
          <text:table-of-content-entry-template text:outline-level="3" text:style-name="Contents_20_3">
            <text:index-entry-text/>
            <text:index-entry-tab-stop style:type="left" style:position="0cm" style:leader-char=" "/>
            <text:index-entry-page-number/>
          </text:table-of-content-entry-template>
          <text:table-of-content-entry-template text:outline-level="4" text:style-name="Contents_20_4">
            <text:index-entry-text/>
            <text:index-entry-tab-stop style:type="left" style:position="0cm" style:leader-char=" "/>
            <text:index-entry-page-number/>
          </text:table-of-content-entry-template>
          <text:table-of-content-entry-template text:outline-level="5" text:style-name="Contents_20_5">
            <text:index-entry-text/>
            <text:index-entry-tab-stop style:type="left" style:position="0cm" style:leader-char=" "/>
            <text:index-entry-page-number/>
          </text:table-of-content-entry-template>
          <text:table-of-content-entry-template text:outline-level="6" text:style-name="Contents_20_6">
            <text:index-entry-text/>
            <text:index-entry-tab-stop style:type="left" style:position="0cm" style:leader-char=" "/>
            <text:index-entry-page-number/>
          </text:table-of-content-entry-template>
          <text:table-of-content-entry-template text:outline-level="7" text:style-name="Contents_20_7">
            <text:index-entry-text/>
            <text:index-entry-tab-stop style:type="left" style:position="0cm" style:leader-char=" "/>
            <text:index-entry-page-number/>
          </text:table-of-content-entry-template>
          <text:table-of-content-entry-template text:outline-level="8" text:style-name="Contents_20_8">
            <text:index-entry-text/>
            <text:index-entry-tab-stop style:type="left" style:position="0cm" style:leader-char=" "/>
            <text:index-entry-page-number/>
          </text:table-of-content-entry-template>
          <text:table-of-content-entry-template text:outline-level="9" text:style-name="Contents_20_9">
            <text:index-entry-text/>
            <text:index-entry-tab-stop style:type="left" style:position="0cm" style:leader-char=" "/>
            <text:index-entry-page-number/>
          </text:table-of-content-entry-template>
          <text:table-of-content-entry-template text:outline-level="10" text:style-name="Contents_20_10">
            <text:index-entry-text/>
            <text:index-entry-tab-stop style:type="left" style:position="0cm" style:leader-char=" "/>
            <text:index-entry-page-number/>
          </text:table-of-content-entry-template>
        </text:table-of-content-source>
        <text:index-body>
          <text:index-title text:style-name="Sect1" text:name="Table of Contents1_Head">
            <text:p text:style-name="Contents_20_Heading">Inhaltsverzeichnis</text:p>
          </text:index-title>
          <text:p text:style-name="P1"><text:a xlink:type="simple" xlink:href="#1.Deutsch-49%7Coutline">1. Deutsch - 49</text:a><text:tab/>1</text:p>
          <text:p text:style-name="P1"><text:a xlink:type="simple" xlink:href="#2.English(UK)-01%7Coutline">2. English (UK) - 01</text:a><text:tab/>1</text:p>
          <text:p text:style-name="P1"><text:a xlink:type="simple" xlink:href="#3.Franais(Baguette)-33%7Coutline">3. Français (Baguette) - 33</text:a><text:tab/>2</text:p>
          <text:p text:style-name="P1"><text:a xlink:type="simple" xlink:href="#4.Italiano(Pizza)-39%7Coutline">4. Italiano (Pizza) - 39</text:a><text:tab/>2</text:p>
          <text:p text:style-name="P1"><text:a xlink:type="simple" xlink:href="#5.Espaol-(Ol)-34%7Coutline">5. Español - (Olé) - 34</text:a><text:tab/>3</text:p>
          <text:p text:style-name="P1"><text:a xlink:type="simple" xlink:href="#6.Katalanisch(VivaBarca)%7Coutline">6. Katalanisch (Viva Barca)</text:a><text:tab/>3</text:p>
          <text:p text:style-name="P1"><text:a xlink:type="simple" xlink:href="#7.Nederlands(Kaskoppje)-31%7Coutline">7. Nederlands (Kaskoppje) - 31</text:a><text:tab/>3</text:p>
          <text:p text:style-name="P1"><text:a xlink:type="simple" xlink:href="#8.Dansk(SMREBRD)%7Coutline">8. Dansk (SMØREBRØD)</text:a><text:tab/>4</text:p>
          <text:p text:style-name="P1"><text:a xlink:type="simple" xlink:href="#9.Svensk(Elchtest)-46%7Coutline">9. Svensk (Elchtest) - 46</text:a><text:tab/>4</text:p>
          <text:p text:style-name="P1"><text:a xlink:type="simple" xlink:href="#10.Finnisch(Mnnknnbss)%7Coutline">10. Finnisch (Männääkännäbässää)</text:a><text:tab/>5</text:p>
          <text:p text:style-name="P1"><text:a xlink:type="simple" xlink:href="#11.Norwegisch(Walmrder!)%7Coutline">11. Norwegisch (Walmörder!)</text:a><text:tab/>5</text:p>
          <text:p text:style-name="P1"><text:a xlink:type="simple" xlink:href="#12.Portugiesisch-03%7Coutline">12. Portugiesisch - 03</text:a><text:tab/>6</text:p>
          <text:p text:style-name="P1"><text:a xlink:type="simple" xlink:href="#13.EnglishUS3UK%7Coutline">13. English US </text:a><text:a xlink:type="simple" xlink:href="#13.EnglishUS3UK%7Coutline"><text:span text:style-name="T1">⇔</text:span></text:a><text:a xlink:type="simple" xlink:href="#13.EnglishUS3UK%7Coutline"> UK</text:a><text:tab/>6</text:p>
          <text:p text:style-name="P1"><text:a xlink:type="simple" xlink:href="#14.Erklrungen%7Coutline">14. Erklärungen</text:a><text:tab/>7</text:p>
        </text:index-body>
      </text:table-of-content>
      <text:h text:style-name="P2" text:outline-level="1">Deutsch - 49</text:h>
      <text:p text:style-name="P3">Als sicher gilt, daß Großbritannien und Irland die <text:span text:style-name="T2">Möglichkeit</text:span> haben, auch nach Öffnung der EU-Grenzen als Folge des Schengener Abkommens wegen ihrer <text:span text:style-name="T3">georaphischen</text:span> Lage die Grenzkontrollen beibehalten zu können. In der Außen- und Sicherheitspolitik hat die niederländische Ratspräsidentschaft am Dienstag morgen einen in der Nacht <text:span text:style-name="T3">earbeiteten</text:span> neuen Entwurf über die Rolle der Westeuropäischen Union (WEU) vorgelegt. Nach den Vorstellungen Deutschlands und Frankreichs soll dieser europäische Arm der Nato stufenweise in die EU integriert werden. Dies <text:span text:style-name="T2">lehnen</text:span> jedoch Großbritannien und neutrale Staaten wie Schweden, Irland, Österreich und Finnland ab. "(Der ober<text:span text:style-name="T3">ritische</text:span> <text:span text:style-name="T2">Premierminister</text:span> <text:span text:style-name="T4">Tony</text:span>) <text:span text:style-name="T5">Blair</text:span> ist zuversichtlich, daß er alles verhindern wird, was die Nato schwächt", sagte ein britischer Regierungssprecher. Im Vertragsentwurf ist nun <text:span text:style-name="T3">unverindlich</text:span> von "engeren institutionellen Beziehungen" der Union zur WEU die Rede, "die zu gegebener Zeit zur Integration der WEU in die Union führen können". Kinkel bestätigte, daß die EU-Außenpolitik <text:span text:style-name="T2">künftig</text:span> von einem Generalsekretär koordiniert werden soll.</text:p>
      <text:h text:style-name="P4" text:outline-level="1">English (UK) - 01</text:h>
      <text:p text:style-name="Absatz_20_Englisch_20_mit_20_Intial">P<text:span text:style-name="T6">EOPLE who live to 100 tend to be strongly </text:span><text:span text:style-name="T7">independent</text:span><text:span text:style-name="T6">, have a sense of humour and keep up to date with the news, a survey has found. The research, carried out to mark the centenary of the Distressed Gentlefolk's Aid Association ¡ now called </text:span><text:span text:style-name="T8">DGAA</text:span><text:span text:style-name="T6"> </text:span><text:span text:style-name="T8">Homelife</text:span><text:span text:style-name="T6"> ¡ discloses that when the subjects were born there were probably fewer than 100 centenarians in Britain. By 1951 there were 271, 1,185 by 1971 and 4,400 by the 1991 census. There are estimated to be 8,000 today and by 2030 there are expected to be at least 30,000. Those who survived to 100 were generally found to be </text:span><text:span text:style-name="T9">excetionally</text:span><text:span text:style-name="T6"> positive and </text:span><text:span text:style-name="T7">forthright</text:span><text:span text:style-name="T6">. "They did not complain about difficulties they had encountered in the past and they were stoical about their present frailties. Several expressed their strong dislike of being frail and dependent but this was not a complaint. It was an expression of their </text:span><text:span text:style-name="T7">frustration</text:span><text:span text:style-name="T6">." Most had worked hard all their lives, some beyond </text:span><text:span text:style-name="T7">retirement</text:span><text:span text:style-name="T6">, because they enjoyed working. They </text:span><text:span text:style-name="T9">emphasized</text:span><text:span text:style-name="T6"> the importance of being themselves and maintaining their independence. Although they dwelt on the past a great deal, they talked positively about the changes brought about by modern inventions. Those who lived on their own found microwave ovens useful and had little difficulty in using them. They all watched television and many were keen on soap operas such as </text:span><text:span text:style-name="T10">Neighbours. </text:span><text:span text:style-name="T7">Generally</text:span><text:span text:style-name="T6"> they felt that parents were not strict enough. However, several spoke of the difficulty they had had in their youth in </text:span><text:span text:style-name="T9">talrking</text:span><text:span text:style-name="T6"> about sex and contrasted this with how such topics were dealt with today. Some had never drunk alcohol or smoked but a high proportion had in the past and some continued to do so. One said she started smoking on the advice of a doctor who told her it would </text:span><text:span text:style-name="T7">protect</text:span><text:span text:style-name="T6"> her from catching </text:span><text:span text:style-name="T9">diphteria</text:span><text:span text:style-name="T6"> from her sister. Longevity ran in several of their families. A woman of 104 said her mother had lived to 100 and her father to 97. Their own death did not worry them. Fifty of them said they did not fear it and 37 said they would welcome it when it came. Only seven said they feared death. One said: "I've seen so much death, it's no stranger. To me death is just the gateway to something better." </text:span></text:p>
      <text:h text:style-name="P5" text:outline-level="1">Français (Baguette) - 33</text:h>
      <text:p text:style-name="Absatz_20_französ._20_mit_20_Initial">La version complète du journal Le Monde à laquelle vous allez pouvoir accéder est en vente au prix de 7 francs français. <text:span text:style-name="T2">Disponible</text:span> en principe à partir de 17 <text:span text:style-name="T3">heues</text:span> chaque jour (sauf le dimanche), elle est conçue pour être lue avec un navigateur récent, acceptant les cadres ("frames"). Si votre navigateur n'a pas <text:span text:style-name="T3">cete</text:span> faculté, mieux vaut <text:span text:style-name="T8">télécharger</text:span> un tel <text:span text:style-name="T2">navigateur</text:span>, que plusieurs sociétés de logiciels offrent sans frais. Vous pourrez lire gratuitement les textes de la "Une" du <text:span text:style-name="T2">journal</text:span>, les textes introductifs de <text:span text:style-name="T2">chaque</text:span> "séquence" (International, France, etc.) et les titres de tous les articles, classés par séquences et par pages. Pour accéder aux articles complets, il vous faudra installer un logiciel de paiement, en suivant les <text:span text:style-name="T3">procdures</text:span> expliquées dans l'aide, accessible à partir du "?" en haut à gauche de votre écran. Ce logiciel vous permettra d'acheter le journal. L'achat ou la <text:span text:style-name="T2">consultation</text:span> du journal en ligne se font au titre d'un usage strictement personnel. En cliquant sur le lien situé en bas de cette page, VOUS RECONNAISSEZ AVOIR PRIS CONNAISSANCE DE LA <text:span text:style-name="T3">LICECE</text:span> DE DROITS D'USAGE, EN ACCEPTER ET EN RESPECTER LES DISPOSITIONS. Nous vous <text:span text:style-name="T2">invitons</text:span> à LIRE LA LICENCE. </text:p>
      <text:h text:style-name="P6" text:outline-level="1">Italiano (Pizza) - 39</text:h>
      <text:p text:style-name="Absatz_20_italienisch_20_mit_20_Initial">Tra un anno a quest'ora, il Mondiale sarà già tra di noi. Ci contagerà nei <text:span text:style-name="T2">giorni</text:span> della vigilia, entrerà nella nostra vita non appena cominceremo a vedere l'Italia, ma anche i tocchi ad alta velocità dei <text:span text:style-name="T3">brasilianir</text:span>, il gioco atletico e <text:span text:style-name="T2">spregiudicato</text:span> degli africani, i guizzi di chissà quali giocatori che in questo momento stanno lottando per qualificarsi nei gironi più remoti della Fifa. La stagione è finita, sbuffa qualche <text:span text:style-name="T2">allenatore</text:span>. Ma mai come in queste settimane il pianeta calcio si conta, si misura, si sottopone ad un check up in vista del suo Evento, Francia '98. <text:span text:style-name="T8">Calciomani</text:span>, amanti di schemi e inserimenti, cultori dell'assist <text:span text:style-name="T3">televsivo</text:span> dovrebbero tenersi freschi per un periodo così, che pure giunge al termine di un campionato lungo come un anno scolastico e di coppe europee dilatate all'<text:span text:style-name="T2">inverosimile</text:span> in nome dell'equazione più partite/più incassi. </text:p>
      <text:p text:style-name="Absatz_20_italienisch_20_mit_20_Initial">E' una fase di calcio stremato ma vero, una zona a rischio nella quale la figuraccia non è consigliabile, anzi, <text:span text:style-name="T2">talvolta</text:span> è addirittura deleteria. Per qualificarsi ai Mondiali si continua a giocare, come si continuerà anche ad agosto. La Germania in Ucraina, la Spagna contro la Repubblica ceca sono testimonianze di un calendario che non si rassegna all'apatia. Il ritmo non rallenta <text:span text:style-name="T3">nemeno</text:span> in <text:span text:style-name="T8">Sudamerica</text:span> ed Africa, che hanno <text:span text:style-name="T3">piazato</text:span> a giugno partite di grande emotività come Uruguay-Colombia, Argentina-Perù, Egitto-Tunisia, Sudafrica-Zambia, Marocco-Ghana. Senza contare la <text:span text:style-name="T11">Coppa</text:span><text:span text:style-name="T12"> </text:span><text:span text:style-name="T11">America</text:span> in Bolivia, <text:span text:style-name="T2">incastrata</text:span> com'è tra una stagione che finisce e un'altra che comincia. Ma il simbolo di un'estate in cui il pallone non tramonta mai è il Torneo di Francia, prova generale dei Mondiali sui campi che i Mondiali <text:span text:style-name="T2">ospiteranno</text:span>. Ad accettare l'invito Italia, Brasile e Inghilterra, oltre ai <text:span text:style-name="T2">padroni</text:span> di casa, che <text:span text:style-name="T3">voglirono</text:span> far dimenticare l'eliminazione da Usa '94 con una prova superba quattro anni dopo.</text:p>
      <text:h text:style-name="P7" text:outline-level="1">Español - (Olé) - 34</text:h>
      <text:p text:style-name="Absatz_20_spanisch_20_mit_20_Initial">Aunque se descarta de momento una <text:span text:style-name="T3">vacunaión</text:span> masiva a nivel nacional, el documento aprobado ayer recoge la posibilidad de vacunaciones locales o regionales, allí donde la situación <text:span text:style-name="T8">epidemiológica</text:span> lo aconseje. Las diferencias de <text:span text:style-name="T2">incidencia</text:span> de meningitis C en las regiones españolas han quedado patentes en esta reunión. Pero lo cierto es que el <text:span text:style-name="T8">serogrupo</text:span> se aumenta por lo que la comisión de Salud Pública se ha comprometido a analizar la evolución cada semana por si <text:span text:style-name="T3">hubierat</text:span> que cambiar de criterio en algunas zonas, y a tener un registro centralizado de todos los casos que se vayan <text:span text:style-name="T2">produciendo</text:span> a nivel nacional. En estos <text:span text:style-name="T3">omentos</text:span> las tasas de incidencia, <text:span text:style-name="T2">exceptuando</text:span> <text:span text:style-name="T8">Cantabria</text:span> y Galicia antes de la vacunación con 10 y 12 casos por 100.000, en el resto de las comunidades no llega a cinco por 100.000. En la mayoría de ellas el <text:span text:style-name="T8">serogrupo</text:span> C causa más del 70% de todos los casos de meningitis. Las características de las <text:span text:style-name="T2">actuales</text:span> vacunas disponibles contra la meningitis C han sido un <text:span text:style-name="T3">argmento</text:span> de peso a la hora de tomar la decisión de vacunación <text:span text:style-name="T3">selctiva</text:span>. Su nula eficacia en niños menores de 18 meses y reducida en menores de seis años llevó a los directores de Salud a <text:span text:style-name="T2">aconsejar</text:span> «limitar su uso a ciertas situaciones».</text:p>
      <text:h text:style-name="P8" text:outline-level="1">Katalanisch (Viva Barca)</text:h>
      <text:p text:style-name="P9"><text:span text:style-name="T13">Els primers trams d'autopistes sense peatges Aquesta mitjanit han entrat en vigor la supressió dels peatges de l'autopista A-7, entre Montmeló i el Papiol a la B-30, en el tram Altafulla-Torredembarra-Salou (Tarragona), i entre els accessos de Girona nord i sud, segons els plans del Ministeri de Foment. La rebaixa dels peatges de la A-7, concessió que gestiona Acesa, es produeix després de l'acord que es va aprovar a Madrid el 5 de novembre, i on es permet que la reducció del 7% de les tarifes de peatge de les autopistes es porti a terme de forma selectiva. Aquesta mesura no està exempta de polèmica, després que diferents partits polítics de l'oposició a la Generalitat de Catalunya denuncïin que Acesa ha aconseguit una ampliació de les concessions d'aquestes autopistes durant cinc anys més. En trobareu més informació en aquesta notícia d'Europa Press a VilaWeb</text:span>.</text:p>
      <text:h text:style-name="P10" text:outline-level="1">Nederlands (Kaskoppje) - 31</text:h>
      <text:p text:style-name="Absatz_20_niederl._20_mit_20_Initial">De <text:span text:style-name="T2">oppositie</text:span> vindt de inhoud van het verdrag echter veel te mager. "Het Verdrag van Amsterdam voldoet niet aan de minimale voorwaarden", aldus CDA-fractievoorzitter De Hoop <text:span text:style-name="T8">Scheffer</text:span>. Volgens hem is er niet genoeg in het verdrag geregeld om de uitbreiding van de <text:span text:style-name="T8">EU</text:span> met nieuwe <text:span text:style-name="T3">lidstarten</text:span> uit Oost-Europa <text:span text:style-name="T2">fatsoenlijk</text:span> te regelen. Premier Kok hield zijn critici voor dat hij blij was dat het verdrag was gesloten omdat het 'een ramp' geweest zou zijn als er geen verdrag was gekomen. Het hele proces van de eenwording van Europa zou dan zijn vertraagd. Hij noemde het verdrag "een bescheiden stap, maar wel een stap <text:span text:style-name="T2">vooruit</text:span>". Volgens hem begint met het verdrag een nieuwe fase in de eenwording van Europa. Hij ontkende in alle toonaarden dat de uitbreiding van de <text:span text:style-name="T8">EU</text:span> in <text:span text:style-name="T2">gevaar</text:span> komt omdat er in het verdrag te weinig voor is geregeld. "Er is de politieke wil om tot <text:span text:style-name="T3">uitreiding</text:span> over te gaan", beklemtoonde hij. </text:p>
      <text:p text:style-name="Absatz_20_niederl._20_mit_20_Initial">De voorspelling dat de wereldbevolking zich de komende eeuw zal verdubbelen van 5,8 tot 12 miljard komt met een waarschijnlijkheid van 66 procent niet uit. Wel zal het aantal 60-<text:span text:style-name="T8">plussers</text:span> <text:span text:style-name="T2">verdubbelen</text:span>. Dit schrijft een internationaal team wetenschappers in het vakblad <text:span text:style-name="T8">Nature</text:span>. Het team Oostenrijkse, <text:span text:style-name="T3">Amerikanse</text:span> en Nederlandse <text:span text:style-name="T2">wetenschappers</text:span> dat over de hele wereld <text:span text:style-name="T3">onderoek</text:span> heeft gedaan naar vruchtbaarheid, sterftecijfer en migratie, gaat er vanuit dat het aantal mensen op de <text:span text:style-name="T2">wereld</text:span> in het jaar 2050 zal zijn gestegen tot 10 miljard. De sterkste groei zal zich waarschijnlijk voordoen in het Midden-Oosten en Afrika.</text:p>
      <text:h text:style-name="P11" text:outline-level="1">Dansk (SMØREBRØD)</text:h>
      <text:p text:style-name="Absatz_20_dänisch_20_mit_20_Initial">Endnu har nøglepartiet i den danske <text:span text:style-name="T8">EU</text:span>-debat, <text:span text:style-name="T8">SF</text:span>, ikke taget <text:span text:style-name="T2">stilling</text:span> til, om regeringens anstrengelser i <text:span text:style-name="T3">Amserdam</text:span> skal <text:span text:style-name="T8">kvitteres</text:span> med et ja eller nej. <text:span text:style-name="T8">SF'erne</text:span> vil bruge sommeren til at overveje plusser og minusser i traktaten. Først ved et ekstraordinært landsmøde i begyndelsen af september beslutter <text:span text:style-name="T8">SF</text:span>, om traktaten er værd at anbefale. Da Rådet for Europæisk Politik i går havde inviteret til høring på Christiansborg, var <text:span text:style-name="T8">SF's</text:span> <text:span text:style-name="T8">EU</text:span>-ordfører Steen Gade da også forsigtig med at give traktaten karakter. 'Det er vel <text:span text:style-name="T3">hvrken</text:span> noget stort i den ene eller den anden retning,' lød Steen Gades bløde <text:span text:style-name="T2">kommentar</text:span>. Han advarede både mod at kalde traktaten et 'fredens projekt' og mod at lytte til de, der siger, at den fører til mere union. I går var traktaten, som statsminister Poul <text:span text:style-name="T8">Nyrup</text:span> Rasmussen kalder '<text:span text:style-name="T2">sympatisk</text:span>' og 'med stærke nordeuropæiske træk', endnu ikke nået til Danmark på tryk. Men høringen viste alligevel, at topmødet i Amsterdam ikke har rykket det mindste ved de <text:span text:style-name="T3">politike</text:span> fronter hverken på Christiansborg eller blandt <text:span text:style-name="T8">EU</text:span>-skeptikerne og -modstanderne uden for. Enhedslisten, Dansk Folkeparti og Fremskridtspartiet plus <text:span text:style-name="T8">Junibevægelsen</text:span> og Folkebevægelsen mod EF-unionen anbefaler danskerne at <text:span text:style-name="T2">stemme</text:span> nej til traktaten. Mest ros var der til traktatens kapitler om <text:span text:style-name="T3">beskætigelse</text:span>, miljø og forbrugerpolitik. En del frustration over, at Danmark ikke er sikret maksimal indflydelse på den fremtidige europæiske udlændingepolitik. Og dyb skuffelse var der over, at det <text:span text:style-name="T2">ikke</text:span> lykkedes at ændre på magtfordelingen i <text:span text:style-name="T8">EU</text:span> og dermed åbne døren til nye medlemmer fra Central- og <text:span text:style-name="T3">Østeropa</text:span>. Stats- og regeringscheferne måtte <text:span text:style-name="T2">udskyde</text:span> den bebudede reform af <text:span text:style-name="T8">EU</text:span>-Kommissionen og stemmereglerne i Ministerrådet på grund af strid mellem små og store lande om deres indbyrdes magtforhold i <text:span text:style-name="T8">EU</text:span>.</text:p>
      <text:h text:style-name="P12" text:outline-level="1">Svensk (Elchtest) - 46</text:h>
      <text:p text:style-name="Absatz_20_schwedisch_20_mit_20_Initial">I <text:span text:style-name="T8">Huntsville</text:span> fängelset i Texas <text:span text:style-name="T2">avrättades</text:span> på onsdagen mexikanen <text:span text:style-name="T8">Irineo</text:span> <text:span text:style-name="T8">Tristan</text:span> <text:span text:style-name="T8">Montoya</text:span>, trots massiva protester i hans hemland. En sista vädjan från Mexikos utrikesminister lyckades inte stoppa avrättningen. <text:span text:style-name="T8">Tristan</text:span> var den tredje som <text:span text:style-name="T3">avrttades</text:span> på lika många dagar i <text:span text:style-name="T8">Huntsville</text:span> fängelset. Han dömdes till döden för mord på en man 1985. Han hade <text:span text:style-name="T8">medgett</text:span> medverkan, men hävdade att en <text:span text:style-name="T2">annan</text:span> mexikan utförde knivmordet. Mexikos utrikesminister <text:span text:style-name="T14">José</text:span> <text:span text:style-name="T14">Angel</text:span> <text:span text:style-name="T8">Gurria</text:span> skickade på onsdagsmorgonen ett brev till guvernören i Texas, <text:span text:style-name="T15">George</text:span> <text:span text:style-name="T15">Bush</text:span>, och vädjade till honom att skjuta upp avrättningen i 30 <text:span text:style-name="T3">dagare</text:span>, i avvaktan på ytterligare utredning. Den dömdes mor, Emilia <text:span text:style-name="T8">Montoya</text:span>, som själv är döende i cancer, vädjade också till <text:span text:style-name="T15">Bush</text:span> att stoppa avrättningen. Turkiets <text:span text:style-name="T8">islamistiske</text:span> premiärminister <text:span text:style-name="T8">Necmettin</text:span> <text:span text:style-name="T8">Erbakan</text:span> avgick på onsdagen efter påtryckningar från militären. Utrikesminister <text:span text:style-name="T8">Tansu</text:span> <text:span text:style-name="T8">Çiller</text:span> <text:span text:style-name="T2">väntas</text:span> ta över. <text:span text:style-name="T8">Tansu</text:span> <text:span text:style-name="T8">Çiller</text:span> kan emellertid inte automatiskt räkna med att <text:span text:style-name="T3">efteträda</text:span> <text:span text:style-name="T8">Erbakan</text:span>. Det blir presidenten <text:span text:style-name="T8">Demirel</text:span> som nominerar ny regeringsbildare. <text:span text:style-name="T8">Demirel</text:span> kan tänkas välja en politiker som försöker bilda regering utan islamisterna. Kongos nye president <text:span text:style-name="T16">Laurent</text:span> <text:span text:style-name="T8">Kabila</text:span> har gett order till sina tjänstemän att sabotera FN:s utredning om massakrer, <text:span text:style-name="T2">rapporterade</text:span> Washington Post på torsdagen. Tidningen citerade kongolesiska och västliga källor. Enligt dessa har <text:span text:style-name="T8">Kabila</text:span> sagt åt medlemmar av sin rörelse, Demokratiska styrkornas allians för Kongos befrielse, i provinsen <text:span text:style-name="T8">Kivu</text:span> att inte visa några massgravar för FN. Två <text:span text:style-name="T3">medlemar</text:span> av den <text:span text:style-name="T8">Israelstödda</text:span> milisen <text:span text:style-name="T8">SLA</text:span> dödades sent på onsdagen av <text:span text:style-name="T8">Hizbollah</text:span>, meddelade <text:span text:style-name="T8">SLA</text:span> på torsdagen. Sydlibanesiska armén attackerades av den <text:span text:style-name="T8">Iraninspirerade</text:span> gerillan i södra Libanon, som <text:span text:style-name="T2">kontrolleras</text:span> av Israel. Israels populäre finansminister Dan <text:span text:style-name="T8">Meridor</text:span> har avgått efter att ha förlorat en strid om den israeliska valutan mot premiärminister Benjamin <text:span text:style-name="T8">Netanyahu</text:span>. Beskedet kom efter ett sju timmar långt krismöte där regeringen beslöt att <text:span text:style-name="T2">tillåta</text:span> tillåta, shekel, att stiga i värde gentemot andra valutor med upp till 15 procent.</text:p>
      <text:h text:style-name="Headline_20_1" text:outline-level="1">Finnisch (Männääkännäbässää)</text:h>
      <text:p text:style-name="Absatz_20_finnisch_20_mit_20_Initial"><text:span text:style-name="T2">Matka</text:span> runo- ja raja-Suomeen vie Nälkämaan laulun maisemiin, jotka sitten Iki-Kiannon ovat muuttuneet hyvinvoiviksi, paikallista kulttuuria vaaliviksi pitäjiksi. Karunkauniit Kuusamo, Suomussalmi, Hyrynsalmi, Kontiomäki, Kajaani ja Kuhmo piirtyvät lähtemättömästi kävijän mieleen. Etelämpänä reitille osuvat Pielisen alue eli Lieksa, Juuka, Nurmes ja Valtimo, sitten Runo-Karjalan Ilomantsi ja <text:span text:style-name="T3">Tuupvaara</text:span> sekä Joensuun seutu rikkaine karjalaisperinteineen. Itä-Suomessa matkaileva ei aina pääse kohteisiin julkisilla kulkuneuvoilla. Joka tapauksessa heti tilaisuuden tullessa kannattaa jalkautua ja nauttia koko kehollaan niin suurista kuin vähäisemmistäkin haasteista. Oikeaoppiset retkeilyvarusteet ovat välttämättömät: hyvät jalkineet ja hengittävä, tuulta ja sadetta <text:span text:style-name="T2">pitävä</text:span> vaatetus. Mukaan kannattaa ottaa myös kamera ja filmiä, eikä kiikarikaan kovin paljon kaulassa paina. Ties mitä metsän väkeä osuu näköpiiriin, eräseuduilla kun ollaan. Kunkin kohteen perässä on puhelinnumero, josta saat lisätietoa. Jos ei ole, katso ylempää, mistä löytyy <text:span text:style-name="T3">esimrkiksi</text:span> kunnallisen matkailuninfon numero. <text:s/>Basilicatassa on kaikkea! Turkoosille kimaltavia poukamia, jylhää vuoristoa, pienten peltotilkkujen täplittämiä laaksoja, ikivanhoja kyliä kukkuloiden laella, komeita metsiä - ja ennenkaikkea ihania, vieraanvaraisia ihmisiä ja hyvää ruokaa. Pääkohteemme on Maratean huikea rannikko Välimerellä. Jo menomatkalla näemme jotain ainutlaatuista: Pompeijin. Perillä majoitumme komealla paikalla sijaitsevaan kolmen tähden perhehotelli Don Diegoon. Hotellin uima-altaat ovat korkealla rantatörmällä, mistä on hieno näköala merelle ja jyrkkä polku alas rantaan. Ohjelmassamme on <text:span text:style-name="T2">kävely</text:span> pyhiinvaeltajien tietä 600 m:n korkeuteen Kristus-patsaalle ja <text:span text:style-name="T2">käynti</text:span> Maratean pikkukylässä.<text:line-break/>Teemme myös veneretken <text:span text:style-name="T3">jännitävää</text:span> rannikkoa seuraillen. Kahtena päivänä vaellamme Parco del Pollinon luonnonsuojelualueen vuoristo- ja metsämaisemissa. Tällöin yövymme alueen hotellissa. Viimeisenä päivänä vierailemme historiallisessa luostarissa ja oppaamme Ursula Saarikoski-Satrianon kotikylässä Baragianossa, josta Gardan matkalaisemme ovat kuulleet hellyyttäviä tarinoita. Nautimme kahvit Ursulan kotona ja tutustumme kylään. Kirkkoherra toivottaa meidät tervetulleeksi iltamessuun. Lopuksi vietämme iltaa kyläläisten kanssa Mitron perheen maatilalla tanssin ja laulun merkeissä. Yövymme perhehotelli Santa Cecilia Ebolissa.</text:p>
      <text:h text:style-name="P13" text:outline-level="1">Norwegisch</text:h>
      <text:p text:style-name="P14">Ingen kan gi meg mine kjære tilbake, men jeg skylder dem å <text:span text:style-name="T2">gjøre</text:span> det lille jeg kan for å gi dem rettferdighet. Det minste <text:span text:style-name="T3">erstatningsbelpet</text:span> jeg kan godta er verdien av en butikk i Adelsten-kjeden. Hva den nå enn måtte være verdt, sier Prydal til Dagbladet. Det er 52 år siden han kom hjem til Norge og Tønsberg etter <text:span text:style-name="T3">krien</text:span> og fikk vite at hans mor og far, søster og bror var myrdet av nazistene. Han fikk også se at farens blomstrende herreekvipering var konfiskert og at store deler av varebeholdningen var solgt til konkurrenten Emil Kjølner i Tønsberg for 6000 kroner. Kjølner-forretningen fusjonerte <text:span text:style-name="T2">seinere</text:span> med Adelsten Jensen. Adelsten-konsernet har i dag 90 butikker. Mine foreldre jobbet hardt for å betale sin skatt, forsørge sine barn, skaffe dem en utdannelse og gjøre dem til gode norske samfunnsborgere. Derfor er det et moralsk spørsmål for meg at de som profitterte på deres død skal yte <text:span text:style-name="T2">erstatning</text:span>. Ikke bare for min skyld, men på vegne av de mange andre som led samme skjebne. Bernhard, som etter krigen slo seg ned i London og skiftet navn fra Plesansky til Prydal, avslo et tilbud om erstatning fra Kjølner-familien som kontrollerer Adelsten. De tilbød meg en slags <text:span text:style-name="T2">veldedighet</text:span>. En erstatning uten å <text:span text:style-name="T2">innrømme</text:span> skyld og en latterlig sum. De foreslo en for meg djevelsk avtale som gjorde meg så oppbrakt at jeg brukte tre uker på å komme over det. Prydal vil ikke si hva slags <text:span text:style-name="T3">erstatingssum</text:span> Kjølner familiens advokat Morten Steenstrup presenterte ham for, men etter det Dagbladet erfarer dreide det seg om ca. 200000 kroner. Ifølge avtaleteksten kunne jeg enten bruke pengene selv, eller sette dem på et fond for «minoriteter som led <text:span text:style-name="T2">under</text:span> krigen». Hva slags minoriteter? Jeg vet Norge har en <text:span text:style-name="T3">saisk</text:span> minoritet, jeg vet også at mitt land har innvandrere, men det var <text:span text:style-name="T2">ikke</text:span> dette det dreide seg om, sier Prydal på telefon fra <text:span text:style-name="T4">San Remo</text:span> i Italia, der han er på ferie. </text:p>
      <text:h text:style-name="P15" text:outline-level="1">Portugiesisch - 03</text:h>
      <text:p text:style-name="P16">Os <text:span text:style-name="T2">resultados</text:span> consolidados do Grupo Lusomundo, incluindo interesses minoritários, atingiram um lucro de 135,852 contos no primeiro <text:span text:style-name="T3">semstre</text:span> deste ano. O lucro cifrou-se em 48,928 contos, após interesses minoritários. O resultado operacional gerado pelo grupo foi de 1,8 milhões de contos, enquanto o "<text:span text:style-name="T4">cash-flow</text:span>" operacional atingiu 2,8 milhões de contos. No que respeita aos resultados correntes, os valores <text:span text:style-name="T2">atingiram</text:span> 1,3 milhões de contos, o que corresponde ao dobro do verificado em idêntico período do ano passado. Os <text:span text:style-name="T3">prveitos</text:span> operacionais atingiram 19,9 milhões de contos, um valor 18% acima do registado no primeiro semestre de 1996. Globalmente, a Lusomundo obteve um aumento do volume de negócios na ordem dos três milhões de contos. O activo total consolidado do Grupo Lusomundo situa-se agora nos 49 milhões de contos, acendendo os capitais <text:span text:style-name="T3">própris</text:span> a mais de 16 milhões de contos. No geral, os indicadores económicos e financeiros revelam uma estrutura <text:span text:style-name="T3">económca</text:span> e financeira equilibrada e estabilizada. Os resultados líquidos deste primeiro semestre foram afectados pelo valor dos resultados <text:span text:style-name="T2">extraordinários</text:span>, que acendiam a 937 mil contos. Na origem destes resultados estiveram vários factores como a alienação da participação de 69% da sociedade <text:span text:style-name="T2">detentora</text:span> do cinema Roma ou o ajuste do valor da sua participação no capital da TVI. A política de expansão do grupo <text:span text:style-name="T3">proseguiu</text:span> em diversas área de negócios, merecendo destaque a abertura de um novo multiplex na cidade espanhola de Saragoça, que regista já elevados níveis de ocupação. Nos seis meses de 1997, a Lusomundo fechou ainda um <text:span text:style-name="T3">imortante</text:span> contrato de distribuição com a CTE e a <text:span text:style-name="T4">Carlton Film Distributors</text:span>, garantindo também os direitos de distribuição para televisão do catálogo da <text:span text:style-name="T4">Rank</text:span>, o maior de filmes europeus falados em inglês. A área dos audiovisuais registarem <text:span text:style-name="T2">proveitos</text:span> operacionais de de 5,381 mil contos, o que representa um crescimento de 25% em relação ao período homólogo de 1996, em grande parte motivados pelo lançamento da Sony <text:span text:style-name="T4">Playstation</text:span> e <text:span text:style-name="T4">software</text:span> derivado. O resultado líquido <text:span text:style-name="T3">conolidado</text:span> da Lusomundo Audiovisuais foi de 834,688 contos contra 539,449 contos em Junho de 1996. A Jornalgeste, que gere o ramo de comunicação social, registou um lucro de 173,564 contos no primeiro semestre, quando no <text:span text:style-name="T2">mesmo</text:span> período do ano passado se havia quedado por 16,275 contos. </text:p>
      <text:h text:style-name="P17" text:outline-level="1">English US <text:span text:style-name="T17">⇔</text:span><text:span text:style-name="T18"> </text:span>UK</text:h>
      <text:p text:style-name="P18">Der Unterschied ist im wesentlichen die Schreibweise weniger Worte. Die geläufigsten sind hier aufgelistet. In der linken Spalte ist die für US-englisch richtige Schreibweise, links die für UK richtige. </text:p>
      <table:table table:name="Tabelle1" table:style-name="Tabelle1">
        <table:table-column table:style-name="Tabelle1.A"/>
        <table:table-column table:style-name="Tabelle1.B"/>
        <table:table-header-rows>
          <table:table-row>
            <table:table-cell table:style-name="Tabelle1.A1" office:value-type="string">
              <text:p text:style-name="P19">US</text:p>
            </table:table-cell>
            <table:table-cell table:style-name="Tabelle1.B1" office:value-type="string">
              <text:p text:style-name="P19">UK</text:p>
            </table:table-cell>
          </table:table-row>
        </table:table-header-rows>
        <table:table-row>
          <table:table-cell table:style-name="Tabelle1.A2" office:value-type="string">
            <text:p text:style-name="P20">Color (falsch: colour)</text:p>
            <text:p text:style-name="P21">criticize</text:p>
            <text:p text:style-name="P21">customize</text:p>
            <text:p text:style-name="P20">fantasize</text:p>
            <text:p text:style-name="P20">humanized</text:p>
            <text:p text:style-name="P20">hypnotize</text:p>
            <text:p text:style-name="P21">organize</text:p>
            <text:p text:style-name="P21">realize</text:p>
            <text:p text:style-name="P20">recognize</text:p>
            <text:p text:style-name="P21">standardize</text:p>
            <text:p text:style-name="P20">vandalize</text:p>
            <text:p text:style-name="P20">visualize</text:p>
          </table:table-cell>
          <table:table-cell table:style-name="Tabelle1.B2" office:value-type="string">
            <text:p text:style-name="P20"><text:span text:style-name="T19">Colour (falsch: color)</text:span></text:p>
            <text:p text:style-name="P22">criticise</text:p>
            <text:p text:style-name="P22">customise</text:p>
            <text:p text:style-name="P23">fantasise</text:p>
            <text:p text:style-name="P23">humanised</text:p>
            <text:p text:style-name="P23">hypnotise</text:p>
            <text:p text:style-name="P22">organise</text:p>
            <text:p text:style-name="P22">realise</text:p>
            <text:p text:style-name="P23">recognise</text:p>
            <text:p text:style-name="P22">standardise</text:p>
            <text:p text:style-name="P23">vandalise</text:p>
            <text:p text:style-name="P23">visualise</text:p>
          </table:table-cell>
        </table:table-row>
      </table:table>
      <text:h text:style-name="Headline_20_1" text:outline-level="1">Erklärungen</text:h>
      <text:p text:style-name="Einzug_20_negativ"><text:span text:style-name="T2">Blau</text:span> <text:tab/>Bei diesen Wörtern sollte der Thesaurus der jeweiligen Landessprache Synonym­vorschläge ausgeben.</text:p>
      <text:p text:style-name="P24">Rot<text:tab/><text:span text:style-name="T5">Bei diesen Wörtern sollte die Rechtschreibprüfung der jeweiligen Landessprache eine Fehlermeldung und außerdem Korrekturvorschläge ausgeben.</text:span></text:p>
      <text:p text:style-name="P25"><text:span text:style-name="T4">Grün</text:span><text:tab/>Diese Wörter werden als falsch, aber einer anderen (installierten) Sprache zugehörig erkannt. Sofern diese Sprache installiert ist, schlägt der Kontext z.B. vor »Wort ist Englisch (US)« und »Absatz ist Englisch (US)</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svg:font-family="Courier" style:font-family-generic="roman" style:font-pitch="fixed"/>
    <style:font-face style:name="Arial" svg:font-family="Arial" style:font-pitch="variable"/>
    <style:font-face style:name="Arial1" svg:font-family="Arial" style:font-adornments="Bold" style:font-pitch="variabl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adornments="Standard" style:font-family-generic="roman" style:font-pitch="variable"/>
    <style:font-face style:name="Arial2"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997cm" style:writing-mode="page"/>
      <style:text-properties fo:color="#000000" style:font-name="Thorndale" fo:font-size="12pt" fo:language="de" fo:country="DE" style:font-name-asian="HG Mincho Light J" style:font-size-asian="12pt" style:language-asian="none" style:country-asian="none" style:font-name-complex="Arial Unicode M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style style:name="Signature" style:family="paragraph" style:parent-style-name="Standard" style:class="text"/>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class="text">
      <style:paragraph-properties fo:margin-top="0.423cm" fo:margin-bottom="0.499cm" fo:keep-with-next="always"/>
      <style:text-properties style:font-name="Times New Roman" fo:font-size="14pt"/>
    </style:style>
    <style:style style:name="Heading_20_1" style:display-name="Heading 1" style:family="paragraph" style:parent-style-name="Heading" style:next-style-name="Text_20_body" style:class="text">
      <style:text-properties fo:font-size="115%" fo:font-weight="bold"/>
    </style:style>
    <style:style style:name="Heading_20_2" style:display-name="Heading 2" style:family="paragraph" style:parent-style-name="Heading" style:class="text" style:default-outline-level="2">
      <style:text-properties fo:font-size="18pt" fo:font-weight="bold"/>
    </style:style>
    <style:style style:name="Heading_20_3" style:display-name="Heading 3" style:family="paragraph" style:parent-style-name="Heading" style:class="text" style:default-outline-level="3">
      <style:text-properties fo:font-weight="bold"/>
    </style:style>
    <style:style style:name="Heading_20_4" style:display-name="Heading 4" style:family="paragraph" style:parent-style-name="Heading" style:next-style-name="Text_20_body" style:class="text" style:default-outline-level="4">
      <style:text-properties fo:font-size="85%" fo:font-style="italic" fo:font-weight="bold"/>
    </style:style>
    <style:style style:name="Heading_20_5" style:display-name="Heading 5" style:family="paragraph" style:parent-style-name="Heading" style:next-style-name="Text_20_body" style:class="text" style:default-outline-level="5">
      <style:text-properties fo:font-size="85%" fo:font-weight="bold"/>
    </style:style>
    <style:style style:name="Heading_20_6" style:display-name="Heading 6" style:family="paragraph" style:parent-style-name="Heading" style:next-style-name="Text_20_body" style:class="text" style:default-outline-level="6">
      <style:text-properties fo:font-size="7pt" fo:font-weight="bold"/>
    </style:style>
    <style:style style:name="List" style:family="paragraph" style:parent-style-name="Text_20_body" style:class="list"/>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0.998cm" fo:margin-right="0cm" fo:margin-top="0.423cm" fo:margin-bottom="0.212cm" fo:text-indent="-0.499cm" style:auto-text-indent="false"/>
    </style:style>
    <style:style style:name="Numbering_20_2" style:display-name="Numbering 2" style:family="paragraph" style:parent-style-name="List" style:class="list">
      <style:paragraph-properties fo:margin-left="0.998cm" fo:margin-right="0cm" fo:margin-top="0cm" fo:margin-bottom="0.212cm" fo:text-indent="-0.499cm" style:auto-text-indent="false"/>
    </style:style>
    <style:style style:name="Numbering_20_2_20_Cont." style:display-name="Numbering 2 Cont." style:family="paragraph" style:parent-style-name="List" style:class="list">
      <style:paragraph-properties fo:margin-left="0.998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8cm" fo:margin-right="0cm" fo:margin-top="0.423cm" fo:margin-bottom="0.212cm" fo:text-indent="-0.499cm" style:auto-text-indent="false"/>
    </style:style>
    <style:style style:name="Numbering_20_3" style:display-name="Numbering 3" style:family="paragraph" style:parent-style-name="List" style:class="list">
      <style:paragraph-properties fo:margin-left="1.498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8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8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1.997cm" fo:margin-right="0cm" fo:margin-top="0.423cm" fo:margin-bottom="0.212cm" fo:text-indent="-0.499cm" style:auto-text-indent="false"/>
    </style:style>
    <style:style style:name="Numbering_20_4" style:display-name="Numbering 4" style:family="paragraph" style:parent-style-name="List" style:class="list">
      <style:paragraph-properties fo:margin-left="1.997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1.997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1.997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6cm" fo:margin-right="0cm" fo:margin-top="0.423cm" fo:margin-bottom="0.212cm" fo:text-indent="-0.499cm" style:auto-text-indent="false"/>
    </style:style>
    <style:style style:name="Numbering_20_5" style:display-name="Numbering 5" style:family="paragraph" style:parent-style-name="List" style:class="list">
      <style:paragraph-properties fo:margin-left="2.496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6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6cm" fo:margin-right="0cm" fo:margin-top="0cm" fo:margin-bottom="0.212cm" fo:text-indent="0cm" style:auto-text-indent="false"/>
    </style:style>
    <style:style style:name="List_20_1_20_Start" style:display-name="List 1 Start" style:family="paragraph" style:parent-style-name="List" style:class="list">
      <style:paragraph-properties fo:margin-left="0.499cm" fo:margin-right="0cm" fo:margin-top="0.423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0.998cm" fo:margin-right="0cm" fo:margin-top="0.423cm" fo:margin-bottom="0.212cm" fo:text-indent="-0.499cm" style:auto-text-indent="false"/>
    </style:style>
    <style:style style:name="List_20_2" style:display-name="List 2" style:family="paragraph" style:parent-style-name="List" style:class="list">
      <style:paragraph-properties fo:margin-left="0.998cm" fo:margin-right="0cm" fo:margin-top="0cm" fo:margin-bottom="0.212cm" fo:text-indent="-0.499cm" style:auto-text-indent="false"/>
    </style:style>
    <style:style style:name="List_20_2_20_End" style:display-name="List 2 End" style:family="paragraph" style:parent-style-name="List" style:class="list">
      <style:paragraph-properties fo:margin-left="0.998cm" fo:margin-right="0cm" fo:margin-top="0cm" fo:margin-bottom="0.423cm" fo:text-indent="-0.499cm" style:auto-text-indent="false"/>
    </style:style>
    <style:style style:name="List_20_2_20_Cont." style:display-name="List 2 Cont." style:family="paragraph" style:parent-style-name="List" style:class="list">
      <style:paragraph-properties fo:margin-left="0.998cm" fo:margin-right="0cm" fo:margin-top="0cm" fo:margin-bottom="0.212cm" fo:text-indent="0cm" style:auto-text-indent="false"/>
    </style:style>
    <style:style style:name="List_20_3_20_Start" style:display-name="List 3 Start" style:family="paragraph" style:parent-style-name="List" style:class="list">
      <style:paragraph-properties fo:margin-left="1.498cm" fo:margin-right="0cm" fo:margin-top="0.423cm" fo:margin-bottom="0.212cm" fo:text-indent="-0.499cm" style:auto-text-indent="false"/>
    </style:style>
    <style:style style:name="List_20_3" style:display-name="List 3" style:family="paragraph" style:parent-style-name="List" style:class="list">
      <style:paragraph-properties fo:margin-left="1.498cm" fo:margin-right="0cm" fo:margin-top="0cm" fo:margin-bottom="0.212cm" fo:text-indent="-0.499cm" style:auto-text-indent="false"/>
    </style:style>
    <style:style style:name="List_20_3_20_End" style:display-name="List 3 End" style:family="paragraph" style:parent-style-name="List" style:class="list">
      <style:paragraph-properties fo:margin-left="1.498cm" fo:margin-right="0cm" fo:margin-top="0cm" fo:margin-bottom="0.423cm" fo:text-indent="-0.499cm" style:auto-text-indent="false"/>
    </style:style>
    <style:style style:name="List_20_3_20_Cont." style:display-name="List 3 Cont." style:family="paragraph" style:parent-style-name="List" style:class="list">
      <style:paragraph-properties fo:margin-left="1.498cm" fo:margin-right="0cm" fo:margin-top="0cm" fo:margin-bottom="0.212cm" fo:text-indent="0cm" style:auto-text-indent="false"/>
    </style:style>
    <style:style style:name="List_20_4_20_Start" style:display-name="List 4 Start" style:family="paragraph" style:parent-style-name="List" style:class="list">
      <style:paragraph-properties fo:margin-left="1.997cm" fo:margin-right="0cm" fo:margin-top="0.423cm" fo:margin-bottom="0.212cm" fo:text-indent="-0.499cm" style:auto-text-indent="false"/>
    </style:style>
    <style:style style:name="List_20_4" style:display-name="List 4" style:family="paragraph" style:parent-style-name="List" style:class="list">
      <style:paragraph-properties fo:margin-left="1.997cm" fo:margin-right="0cm" fo:margin-top="0cm" fo:margin-bottom="0.212cm" fo:text-indent="-0.499cm" style:auto-text-indent="false"/>
    </style:style>
    <style:style style:name="List_20_4_20_End" style:display-name="List 4 End" style:family="paragraph" style:parent-style-name="List" style:class="list">
      <style:paragraph-properties fo:margin-left="1.997cm" fo:margin-right="0cm" fo:margin-top="0cm" fo:margin-bottom="0.423cm" fo:text-indent="-0.499cm" style:auto-text-indent="false"/>
    </style:style>
    <style:style style:name="List_20_4_20_Cont." style:display-name="List 4 Cont." style:family="paragraph" style:parent-style-name="List" style:class="list">
      <style:paragraph-properties fo:margin-left="1.997cm" fo:margin-right="0cm" fo:margin-top="0cm" fo:margin-bottom="0.212cm" fo:text-indent="0cm" style:auto-text-indent="false"/>
    </style:style>
    <style:style style:name="List_20_5_20_Start" style:display-name="List 5 Start" style:family="paragraph" style:parent-style-name="List" style:class="list">
      <style:paragraph-properties fo:margin-left="2.496cm" fo:margin-right="0cm" fo:margin-top="0.423cm" fo:margin-bottom="0.212cm" fo:text-indent="-0.499cm" style:auto-text-indent="false"/>
    </style:style>
    <style:style style:name="List_20_5" style:display-name="List 5" style:family="paragraph" style:parent-style-name="List" style:class="list">
      <style:paragraph-properties fo:margin-left="2.496cm" fo:margin-right="0cm" fo:margin-top="0cm" fo:margin-bottom="0.212cm" fo:text-indent="-0.499cm" style:auto-text-indent="false"/>
    </style:style>
    <style:style style:name="List_20_5_20_End" style:display-name="List 5 End" style:family="paragraph" style:parent-style-name="List" style:class="list">
      <style:paragraph-properties fo:margin-left="2.496cm" fo:margin-right="0cm" fo:margin-top="0cm" fo:margin-bottom="0.423cm" fo:text-indent="-0.499cm" style:auto-text-indent="false"/>
    </style:style>
    <style:style style:name="List_20_5_20_Cont." style:display-name="List 5 Cont." style:family="paragraph" style:parent-style-name="List" style:class="list">
      <style:paragraph-properties fo:margin-left="2.496cm" fo:margin-right="0cm" fo:margin-top="0cm" fo:margin-bottom="0.212cm" fo:text-indent="0cm" style:auto-text-indent="false"/>
    </style:style>
    <style:style style:name="Header" style:family="paragraph" style:parent-style-name="Standard" style:class="extra">
      <style:paragraph-properties>
        <style:tab-stops>
          <style:tab-stop style:position="8.5cm" style:type="center"/>
          <style:tab-stop style:position="17.002cm" style:type="right"/>
        </style:tab-stops>
      </style:paragraph-properties>
    </style:style>
    <style:style style:name="Header_20_left" style:display-name="Header left" style:family="paragraph" style:parent-style-name="Standard" style:class="extra">
      <style:paragraph-properties>
        <style:tab-stops>
          <style:tab-stop style:position="8.5cm" style:type="center"/>
          <style:tab-stop style:position="17.002cm" style:type="right"/>
        </style:tab-stops>
      </style:paragraph-properties>
    </style:style>
    <style:style style:name="Header_20_right" style:display-name="Header right" style:family="paragraph" style:parent-style-name="Standard" style:class="extra">
      <style:paragraph-properties>
        <style:tab-stops>
          <style:tab-stop style:position="8.5cm" style:type="center"/>
          <style:tab-stop style:position="17.002cm" style:type="right"/>
        </style:tab-stops>
      </style:paragraph-properties>
    </style:style>
    <style:style style:name="Footer" style:family="paragraph" style:parent-style-name="Standard" style:class="extra">
      <style:paragraph-properties>
        <style:tab-stops>
          <style:tab-stop style:position="8.5cm" style:type="center"/>
          <style:tab-stop style:position="17.002cm" style:type="right"/>
        </style:tab-stops>
      </style:paragraph-properties>
    </style:style>
    <style:style style:name="Footer_20_left" style:display-name="Footer left" style:family="paragraph" style:parent-style-name="Standard" style:class="extra">
      <style:paragraph-properties>
        <style:tab-stops>
          <style:tab-stop style:position="8.5cm" style:type="center"/>
          <style:tab-stop style:position="17.002cm" style:type="right"/>
        </style:tab-stops>
      </style:paragraph-properties>
    </style:style>
    <style:style style:name="Footer_20_right" style:display-name="Footer right" style:family="paragraph" style:parent-style-name="Standard" style:class="extra">
      <style:paragraph-properties>
        <style:tab-stops>
          <style:tab-stop style:position="8.5cm" style:type="center"/>
          <style:tab-stop style:position="17.002cm"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style:text-properties fo:font-weight="bold"/>
    </style:style>
    <style:style style:name="Caption" style:family="paragraph" style:parent-style-name="Standard" style:class="extra">
      <style:paragraph-properties fo:margin-top="0.212cm" fo:margin-bottom="0.212cm"/>
      <style:text-properties fo:font-size="10pt" fo:font-style="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style:text-properties fo:font-size="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style>
    <style:style style:name="Index" style:family="paragraph" style:parent-style-name="Standard" style:class="index"/>
    <style:style style:name="Index_20_Heading" style:display-name="Index Heading" style:family="paragraph" style:parent-style-name="Heading" style:class="index">
      <style:paragraph-properties fo:margin-left="0cm" fo:margin-right="0cm" fo:text-indent="0cm" style:auto-text-indent="false"/>
      <style:text-properties fo:font-size="16pt" fo:font-weight="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style:text-properties fo:font-size="16pt"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5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5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style:text-properties fo:font-size="16pt" fo:font-weight="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002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4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5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5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style>
    <style:style style:name="Subtitle" style:family="paragraph" style:parent-style-name="Heading" style:next-style-name="Text_20_body" style:class="chapter">
      <style:paragraph-properties fo:text-align="center" style:justify-single-word="false"/>
      <style:text-properties fo:font-size="14pt" fo:font-style="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fo:font-size="10pt"/>
    </style:style>
    <style:style style:name="Horizontal_20_Line" style:display-name="Horizontal Line" style:family="paragraph" style:parent-style-name="Standard"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List_20_Contents" style:display-name="List Contents" style:family="paragraph" style:parent-style-name="Standard" style:class="html">
      <style:paragraph-properties fo:margin-left="0.998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line" style:family="paragraph" style:parent-style-name="Standard" style:next-style-name="Standard">
      <style:paragraph-properties fo:margin-top="0.499cm" fo:margin-bottom="0.349cm" fo:keep-with-next="always"/>
      <style:text-properties style:font-name="Arial" fo:font-size="22pt" fo:text-shadow="1pt 1pt" fo:font-weight="bold"/>
    </style:style>
    <style:style style:name="Headline_20_2" style:display-name="Headline 2" style:family="paragraph" style:parent-style-name="Headline" style:next-style-name="Standard">
      <style:text-properties style:font-name="Arial1" fo:font-size="18pt" fo:font-weight="bold"/>
    </style:style>
    <style:style style:name="Headline_20_3" style:display-name="Headline 3" style:family="paragraph" style:parent-style-name="Headline" style:next-style-name="Standard">
      <style:text-properties fo:font-size="16pt"/>
    </style:style>
    <style:style style:name="Absatz_20_Normal" style:display-name="Absatz Normal" style:family="paragraph" style:parent-style-name="Standard">
      <style:paragraph-properties fo:margin-top="0.199cm" fo:margin-bottom="0.199cm" fo:text-align="justify" style:justify-single-word="false" fo:orphans="2" fo:widows="2" fo:hyphenation-ladder-count="2"/>
      <style:text-properties style:letter-kerning="true" fo:hyphenate="true" fo:hyphenation-remain-char-count="2" fo:hyphenation-push-char-count="2"/>
    </style:style>
    <style:style style:name="Absatz_20_EInzug_20_erste_20_Zeile" style:display-name="Absatz EInzug erste Zeile" style:family="paragraph" style:parent-style-name="Absatz_20_Normal">
      <style:paragraph-properties fo:margin-left="0cm" fo:margin-right="0cm" fo:text-indent="0.499cm" style:auto-text-indent="false"/>
    </style:style>
    <style:style style:name="Absatz_20_mit_20_Initial" style:display-name="Absatz mit Initial" style:family="paragraph" style:parent-style-name="Absatz_20_Normal" style:next-style-name="Absatz_20_EInzug_20_erste_20_Zeile">
      <style:paragraph-properties>
        <style:drop-cap style:lines="3"/>
      </style:paragraph-properties>
    </style:style>
    <style:style style:name="LISTING" style:family="paragraph" style:parent-style-name="Standard" style:class="html">
      <style:text-properties style:font-name="Courier" fo:font-size="10pt"/>
    </style:style>
    <style:style style:name="XMP" style:family="paragraph" style:parent-style-name="Standard" style:class="html">
      <style:text-properties style:font-name="Courier" fo:font-size="10pt"/>
    </style:style>
    <style:style style:name="Bildunterschrift" style:family="paragraph" style:parent-style-name="Text_20_body">
      <style:paragraph-properties fo:margin-left="0.998cm" fo:margin-right="0cm" fo:text-align="center" style:justify-single-word="false" fo:text-indent="0cm" style:auto-text-indent="false"/>
    </style:style>
    <style:style style:name="Numerierung_20_Einzug" style:display-name="Numerierung Einzug" style:family="paragraph" style:parent-style-name="Standard" style:class="text">
      <style:paragraph-properties fo:margin-left="2cm" fo:margin-right="0cm" fo:margin-top="0cm" fo:margin-bottom="0.101cm" fo:text-indent="0cm" style:auto-text-indent="false"/>
    </style:style>
    <style:style style:name="Headline_20_1" style:display-name="Headline 1" style:family="paragraph" style:parent-style-name="Headline" style:next-style-name="Absatz_20_mit_20_Initial" style:default-outline-level="1">
      <style:text-properties fo:font-size="20pt"/>
    </style:style>
    <style:style style:name="Absatz_20_Englisch_20_mit_20_Intial" style:display-name="Absatz Englisch mit Intial" style:family="paragraph" style:parent-style-name="Absatz_20_mit_20_Initial">
      <style:text-properties fo:language="en" fo:country="US"/>
    </style:style>
    <style:style style:name="Absatz_20_französ._20_mit_20_Initial" style:display-name="Absatz französ. mit Initial" style:family="paragraph" style:parent-style-name="Absatz_20_mit_20_Initial">
      <style:text-properties fo:language="fr" fo:country="FR"/>
    </style:style>
    <style:style style:name="Absatz_20_spanisch_20_mit_20_Initial" style:display-name="Absatz spanisch mit Initial" style:family="paragraph" style:parent-style-name="Absatz_20_mit_20_Initial">
      <style:text-properties fo:language="es" fo:country="ES"/>
    </style:style>
    <style:style style:name="Absatz_20_italienisch_20_mit_20_Initial" style:display-name="Absatz italienisch mit Initial" style:family="paragraph" style:parent-style-name="Absatz_20_mit_20_Initial">
      <style:text-properties fo:language="it" fo:country="IT"/>
    </style:style>
    <style:style style:name="Absatz_20_niederl._20_mit_20_Initial" style:display-name="Absatz niederl. mit Initial" style:family="paragraph" style:parent-style-name="Absatz_20_mit_20_Initial">
      <style:text-properties fo:language="nl" fo:country="NL"/>
    </style:style>
    <style:style style:name="Absatz_20_dänisch_20_mit_20_Initial" style:display-name="Absatz dänisch mit Initial" style:family="paragraph" style:parent-style-name="Absatz_20_mit_20_Initial">
      <style:text-properties fo:language="da" fo:country="DK"/>
    </style:style>
    <style:style style:name="Absatz_20_schwedisch_20_mit_20_Initial" style:display-name="Absatz schwedisch mit Initial" style:family="paragraph" style:parent-style-name="Absatz_20_mit_20_Initial">
      <style:text-properties fo:language="sv" fo:country="SE"/>
    </style:style>
    <style:style style:name="Absatz_20_finnisch_20_mit_20_Initial" style:display-name="Absatz finnisch mit Initial" style:family="paragraph" style:parent-style-name="Absatz_20_mit_20_Initial">
      <style:text-properties fo:language="fi" fo:country="FI"/>
    </style:style>
    <style:style style:name="Absatz_20_norwegisch_20_mit_20_Initial" style:display-name="Absatz norwegisch mit Initial" style:family="paragraph" style:parent-style-name="Absatz_20_mit_20_Initial">
      <style:text-properties fo:language="nb" fo:country="NO"/>
    </style:style>
    <style:style style:name="Einzug_20_negativ" style:display-name="Einzug negativ" style:family="paragraph" style:parent-style-name="Absatz_20_Normal" style:class="text">
      <style:paragraph-properties fo:margin-left="2cm" fo:margin-right="0cm" fo:text-indent="-2cm" style:auto-text-indent="false">
        <style:tab-stops/>
      </style:paragraph-properties>
    </style:style>
    <style:style style:name="Absatz_20_portugiesisch_20_mit_20_Initial" style:display-name="Absatz portugiesisch mit Initial" style:family="paragraph" style:parent-style-name="Absatz_20_mit_20_Initial">
      <style:text-properties fo:language="pt" fo:country="PT"/>
    </style:style>
    <style:style style:name="Footnote_20_Symbol" style:display-name="Footnote Symbol" style:family="text"/>
    <style:style style:name="Numbering_20_Symbols" style:display-name="Numbering Symbols" style:family="text">
      <style:text-properties style:font-name="Star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Emphasis" style:family="text">
      <style:text-properties fo:font-style="italic"/>
    </style:style>
    <style:style style:name="Strong_20_Emphasis" style:display-name="Strong Emphasis" style:family="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master-page-name="Standard"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text-properties fo:font-size="10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3" style:page-usage="mirrored">
      <style:page-layout-properties fo:page-width="21.001cm" fo:page-height="29.7cm" style:num-format="1" style:print-orientation="portrait" fo:margin-top="0cm" fo:margin-bottom="0cm" fo:margin-left="0cm" fo:margin-right="0cm" fo:background-color="#ffffff" style:writing-mode="lr-tb" style:footnote-max-height="0cm">
        <style:background-image xlink:href="Pictures/10000000000000FA000000B5591E7AE1.png" xlink:type="simple" xlink:actuate="onLoad"/>
        <style:footnote-sep style:width="0.018cm" style:distance-before-sep="0.101cm" style:distance-after-sep="0.101cm" style:adjustment="left" style:rel-width="25%" style:color="#000000"/>
      </style:page-layout-properties>
      <style:header-style/>
      <style:footer-style/>
    </style:page-layout>
    <style:page-layout style:name="pm4" style:page-usage="mirrored">
      <style:page-layout-properties fo:page-width="21.001cm" fo:page-height="29.7cm" style:num-format="1" style:print-orientation="portrait" fo:margin-top="2cm" fo:margin-bottom="2cm" fo:margin-left="2.499cm" fo:margin-right="1.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fo:border-top="none" fo:border-bottom="0.002cm solid #000000" fo:border-left="none" fo:border-right="none" fo:padding="0cm"/>
      </style:header-style>
      <style:footer-style>
        <style:header-footer-properties fo:min-height="0.499cm" fo:margin-left="0cm" fo:margin-right="0cm" fo:margin-top="0cm" fo:border-top="0.002cm solid #000000" fo:border-bottom="none" fo:border-left="none" fo:border-right="none" fo:padding="0cm"/>
      </style:footer-style>
    </style:page-layout>
  </office:automatic-styles>
  <office:master-styles>
    <style:master-page style:name="Standard" style:page-layout-name="pm1">
      <style:footer>
        <text:p text:style-name="P1"><text:file-name text:display="full">/home/hd93786/workspace/qatesttool/writer/level1/input/linguistik/sprache.sxw</text:file-name></text:p>
      </style:footer>
    </style:master-page>
    <style:master-page style:name="Endnote" style:page-layout-name="pm2"/>
    <style:master-page style:name="Titelseite" style:page-layout-name="pm3" style:next-style-name="Freier_20_Text"/>
    <style:master-page style:name="Freier_20_Text" style:display-name="Freier Text" style:page-layout-name="pm4">
      <style:header>
        <text:p text:style-name="Header"><text:chapter text:display="name" text:outline-level="2"/></text:p>
      </style:header>
      <style:header-left>
        <text:p text:style-name="Header"><text:tab/><text:tab/><text:chapter text:display="name" text:outline-level="2"/></text:p>
      </style:header-left>
      <style:footer>
        <text:p text:style-name="Footer"><text:tab/><text:page-number text:select-page="current"/></text:p>
      </style:footer>
      <style:footer-left>
        <text:p text:style-name="Footer"><text:tab/><text:page-number text:select-page="current"/></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Solaris_Sparc OpenOffice.org_project/680m143$Build-8986</meta:generator>
    <meta:initial-creator>Stefan Baltzer</meta:initial-creator>
    <meta:creation-date>1999-02-23T15:30:11</meta:creation-date>
    <dc:creator>Helge Delfs</dc:creator>
    <dc:date>2001-09-24T10:10:46</dc:date>
    <dc:language>de-DE</dc:language>
    <meta:editing-cycles>7</meta:editing-cycles>
    <meta:editing-duration>PT1H34M13S</meta:editing-duration>
    <meta:user-defined meta:name="Info 0"/>
    <meta:user-defined meta:name="Info 1"/>
    <meta:user-defined meta:name="Info 2"/>
    <meta:user-defined meta:name="Info 3"/>
    <meta:document-statistic meta:table-count="1" meta:image-count="0" meta:object-count="0" meta:page-count="7" meta:paragraph-count="79" meta:word-count="3401" meta:character-count="21989"/>
  </office:meta>
</office:document-meta>
</file>